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ngLiU" svg:font-family="MingLiU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8.498cm" style:rel-column-width="32767*"/>
    </style:style>
    <style:style style:name="表格1.A1" style:family="table-cell">
      <style:table-cell-properties style:vertical-align="middle" fo:background-color="#00ff00" style:border-line-width-left="0.002cm 0.088cm 0.002cm" style:border-line-width-top="0.002cm 0.088cm 0.002cm" style:border-line-width-bottom="0.002cm 0.088cm 0.002cm" fo:padding="0.132cm" fo:border-left="0.092cm double #808080" fo:border-right="none" fo:border-top="0.092cm double #808080" fo:border-bottom="0.092cm double #808080">
        <style:background-image/>
      </style:table-cell-properties>
    </style:style>
    <style:style style:name="表格1.B1" style:family="table-cell">
      <style:table-cell-properties style:vertical-align="middle" fo:background-color="#00ff00" style:border-line-width="0.002cm 0.088cm 0.002cm" fo:padding="0.132cm" fo:border="0.092cm double #808080">
        <style:background-image/>
      </style:table-cell-properties>
    </style:style>
    <style:style style:name="表格1.A2" style:family="table-cell">
      <style:table-cell-properties style:vertical-align="middle" style:border-line-width-left="0.002cm 0.088cm 0.002cm" style:border-line-width-bottom="0.002cm 0.088cm 0.002cm" fo:padding="0.132cm" fo:border-left="0.092cm double #808080" fo:border-right="none" fo:border-top="none" fo:border-bottom="0.092cm double #808080"/>
    </style:style>
    <style:style style:name="表格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132cm" fo:border-left="0.092cm double #808080" fo:border-right="0.092cm double #808080" fo:border-top="none" fo:border-bottom="0.092cm double #808080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MingLiU" fo:font-size="9.5pt" style:font-name-asian="MingLiU" style:font-size-asian="9.5pt" style:font-name-complex="MingLiU" style:font-size-complex="9.5pt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Times New Roman1" style:font-size-asian="14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bold" fo:background-color="#ffff00"/>
    </style:style>
    <style:style style:name="P7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000000" fo:letter-spacing="normal"/>
    </style:style>
    <style:style style:name="P8" style:family="paragraph" style:parent-style-name="Table_20_Contents">
      <style:text-properties fo:font-weight="bold"/>
    </style:style>
    <style:style style:name="P9" style:family="paragraph" style:parent-style-name="Heading_20_1">
      <style:text-properties fo:font-variant="normal" fo:text-transform="none" fo:color="#000000" style:font-name="Times New Roman1" fo:letter-spacing="normal" fo:font-style="normal"/>
    </style:style>
    <style:style style:name="P10" style:family="paragraph" style:parent-style-name="Preformatted_20_Text">
      <style:paragraph-properties fo:margin-top="0cm" fo:margin-bottom="0.499cm"/>
    </style:style>
    <style:style style:name="T1" style:family="text">
      <style:text-properties style:font-name="Times New Roman1" fo:font-size="14pt" fo:language="zh" fo:country="TW" fo:font-style="normal" fo:font-weight="normal"/>
    </style:style>
    <style:style style:name="T2" style:family="text">
      <style:text-properties style:font-name="Times New Roman1" fo:font-size="14pt" fo:font-style="normal" fo:font-weight="normal"/>
    </style:style>
    <style:style style:name="T3" style:family="text">
      <style:text-properties style:font-name-asian="Times New Roman1" style:font-size-asian="14pt" style:language-asian="zh" style:country-asian="TW" style:font-style-asian="normal" style:font-weight-asian="normal"/>
    </style:style>
    <style:style style:name="T4" style:family="text">
      <style:text-properties style:font-name-asian="Times New Roman1" style:font-size-asian="14pt" style:font-style-asian="normal" style:font-weight-asian="normal"/>
    </style:style>
    <style:style style:name="T5" style:family="text">
      <style:text-properties fo:color="#0000ff" style:font-name="MingLiU" fo:font-size="9.5pt" style:font-name-asian="MingLiU" style:font-size-asian="9.5pt" style:font-name-complex="MingLiU" style:font-size-complex="9.5pt"/>
    </style:style>
    <style:style style:name="T6" style:family="text">
      <style:text-properties style:use-window-font-color="true" style:font-name="MingLiU" fo:font-size="9.5pt" style:font-name-asian="MingLiU" style:font-size-asian="9.5pt" style:font-name-complex="MingLiU" style:font-size-complex="9.5pt"/>
    </style:style>
    <style:style style:name="T7" style:family="text">
      <style:text-properties fo:color="#2b91af" style:font-name="MingLiU" fo:font-size="9.5pt" style:font-name-asian="MingLiU" style:font-size-asian="9.5pt" style:font-name-complex="MingLiU" style:font-size-complex="9.5pt"/>
    </style:style>
    <style:style style:name="T8" style:family="text">
      <style:text-properties fo:color="#a31515" style:font-name="MingLiU" fo:font-size="9.5pt" style:font-name-asian="MingLiU" style:font-size-asian="9.5pt" style:font-name-complex="MingLiU" style:font-size-complex="9.5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Q11661: Burger Time</text:h>
      <text:p text:style-name="P4">大家都知道，在重要的公路旁都會有速食餐廳。你可以在那裡買到漢堡、熱狗、披薩、三明治等等。</text:p>
      <text:p text:style-name="P4">但有很多時候問題不是找不到餐廳，而是找不到藥局。在你吃了許多速食後，需要一間藥局也是平常的，因為你的胃可能開始疼痛了。</text:p>
      <text:p text:style-name="P4">給你餐廳和藥局的在公路的位置，請你找出某間餐廳和藥局間最短的距離。</text:p>
      <text:p text:style-name="P6">Input</text:p>
      <text:p text:style-name="P5"><text:span text:style-name="T3">輸入含有多組測試資料。每組測試資料</text:span><text:span text:style-name="T1">2</text:span><text:span text:style-name="T3">列，第一列含有 </text:span><text:span text:style-name="T1">1 </text:span><text:span text:style-name="T3">個正整數  </text:span><text:span text:style-name="T1">L </text:span><text:span text:style-name="T3">（ </text:span><text:span text:style-name="T1">1 &lt;= n &lt;= 2000000</text:span><text:span text:style-name="T3">）代表公路的長度。</text:span></text:p>
      <text:p text:style-name="P5"><text:span text:style-name="T4">第二列為長度</text:span><text:span text:style-name="T2">L</text:span><text:span text:style-name="T4">的字串，顯示沿著公路的餐廳及藥房的位置。字串的內容為下列之一：</text:span></text:p>
      <text:list xml:id="list3818957402317331082" text:style-name="L1">
        <text:list-item>
          <text:p text:style-name="P7"><text:span text:style-name="T2">R</text:span><text:span text:style-name="T4">代表這個位置有餐廳</text:span></text:p>
        </text:list-item>
        <text:list-item>
          <text:p text:style-name="P7"><text:span text:style-name="T2">D</text:span><text:span text:style-name="T4">代表這個位置有藥局</text:span></text:p>
        </text:list-item>
        <text:list-item>
          <text:p text:style-name="P7"><text:span text:style-name="T2">Z</text:span><text:span text:style-name="T4">代表這個位置同時有餐廳及藥局</text:span></text:p>
        </text:list-item>
        <text:list-item>
          <text:p text:style-name="P3"><text:span text:style-name="T2">. </text:span><text:span text:style-name="T4">代表空的位置</text:span></text:p>
        </text:list-item>
      </text:list>
      <text:p text:style-name="P4">你可以假設每組測試資料中至少有一間餐廳和一間藥局。</text:p>
      <text:p text:style-name="P5"><text:span text:style-name="T3">當 </text:span><text:span text:style-name="T1">L </text:span><text:span text:style-name="T3">為 </text:span><text:span text:style-name="T1">0 </text:span><text:span text:style-name="T3">時，代表輸入結束。請參考</text:span><text:span text:style-name="T1">Sample Input</text:span><text:span text:style-name="T3">。</text:span></text:p>
      <text:p text:style-name="P6">Output</text:p>
      <text:p text:style-name="P4">對每一組測試資料輸出一列，代表公路上餐廳和藥局間最短的距離。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8">Sample Input</text:p>
          </table:table-cell>
          <table:table-cell table:style-name="表格1.B1" office:value-type="string">
            <text:p text:style-name="P8">Sample Output</text:p>
          </table:table-cell>
        </table:table-row>
        <table:table-row>
          <table:table-cell table:style-name="表格1.A2" office:value-type="string">
            <text:p text:style-name="Preformatted_20_Text">2</text:p>
            <text:p text:style-name="Preformatted_20_Text">RD</text:p>
            <text:p text:style-name="Preformatted_20_Text">5</text:p>
            <text:p text:style-name="Preformatted_20_Text">..Z..</text:p>
            <text:p text:style-name="Preformatted_20_Text">10</text:p>
            <text:p text:style-name="Preformatted_20_Text">.R......D.</text:p>
            <text:p text:style-name="Preformatted_20_Text">10</text:p>
            <text:p text:style-name="Preformatted_20_Text">.R..Z...D.</text:p>
            <text:p text:style-name="Preformatted_20_Text">10</text:p>
            <text:p text:style-name="Preformatted_20_Text">...D..R...</text:p>
            <text:p text:style-name="Preformatted_20_Text">25</text:p>
            <text:p text:style-name="Preformatted_20_Text">..D...R.RR...DD...D.R...R</text:p>
            <text:p text:style-name="P10">0</text:p>
          </table:table-cell>
          <table:table-cell table:style-name="表格1.B2" office:value-type="string">
            <text:p text:style-name="Preformatted_20_Text">1</text:p>
            <text:p text:style-name="Preformatted_20_Text">0</text:p>
            <text:p text:style-name="Preformatted_20_Text">7</text:p>
            <text:p text:style-name="Preformatted_20_Text">0</text:p>
            <text:p text:style-name="Preformatted_20_Text">3</text:p>
            <text:p text:style-name="P10">2</text:p>
            <text:p text:style-name="P10">　</text:p>
          </table:table-cell>
        </table:table-row>
      </table:table>
      <text:p text:style-name="Standard"/>
      <text:p text:style-name="Standard"/>
      <text:p text:style-name="P1"><text:span text:style-name="T5">Private</text:span><text:span text:style-name="T6"> </text:span><text:span text:style-name="T5">Sub</text:span><text:span text:style-name="T6"> Form1_Load(</text:span><text:span text:style-name="T5">ByVal</text:span><text:span text:style-name="T6"> sender </text:span><text:span text:style-name="T5">As</text:span><text:span text:style-name="T6"> System.</text:span><text:span text:style-name="T7">Object</text:span><text:span text:style-name="T6">, </text:span><text:span text:style-name="T5">ByVal</text:span><text:span text:style-name="T6"> e </text:span><text:span text:style-name="T5">As</text:span><text:span text:style-name="T6"> System.</text:span><text:span text:style-name="T7">EventArgs</text:span><text:span text:style-name="T6">) </text:span><text:span text:style-name="T5">Handles</text:span><text:span text:style-name="T6"> </text:span><text:span text:style-name="T5">MyBase</text:span><text:span text:style-name="T6">.Load</text:span></text:p>
      <text:p text:style-name="P1"><text:span text:style-name="T6"><text:s text:c="8"/>FileOpen(1, </text:span><text:span text:style-name="T8">"in1.txt"</text:span><text:span text:style-name="T6">, 1)</text:span></text:p>
      <text:p text:style-name="P1"><text:span text:style-name="T6"><text:s text:c="8"/>FileOpen(2, </text:span><text:span text:style-name="T8">"out1.txt"</text:span><text:span text:style-name="T6">, 2)</text:span></text:p>
      <text:p text:style-name="P1"><text:span text:style-name="T6"><text:s text:c="8"/></text:span><text:span text:style-name="T5">Dim</text:span><text:span text:style-name="T6"> a, b, h </text:span><text:span text:style-name="T5">As</text:span><text:span text:style-name="T6"> </text:span><text:span text:style-name="T5">Long</text:span></text:p>
      <text:p text:style-name="P1"><text:span text:style-name="T6"><text:s text:c="8"/></text:span><text:span text:style-name="T5">Dim</text:span><text:span text:style-name="T6"> d$</text:span></text:p>
      <text:p text:style-name="P1"><text:span text:style-name="T6"><text:s text:c="8"/></text:span><text:span text:style-name="T5">Dim</text:span><text:span text:style-name="T6"> c </text:span><text:span text:style-name="T5">As</text:span><text:span text:style-name="T6"> </text:span><text:span text:style-name="T5">Boolean</text:span><text:span text:style-name="T6"> = </text:span><text:span text:style-name="T5">False</text:span></text:p>
      <text:p text:style-name="P1"><text:span text:style-name="T6"><text:s text:c="8"/></text:span><text:span text:style-name="T5">Dim</text:span><text:span text:style-name="T6"> f </text:span><text:span text:style-name="T5">As</text:span><text:span text:style-name="T6"> </text:span><text:span text:style-name="T5">Boolean</text:span><text:span text:style-name="T6"> = </text:span><text:span text:style-name="T5">False</text:span></text:p>
      <text:p text:style-name="P1"><text:span text:style-name="T6"><text:s text:c="8"/></text:span><text:span text:style-name="T5">Dim</text:span><text:span text:style-name="T6"> g </text:span><text:span text:style-name="T5">As</text:span><text:span text:style-name="T6"> </text:span><text:span text:style-name="T5">Boolean</text:span><text:span text:style-name="T6"> = </text:span><text:span text:style-name="T5">False</text:span></text:p>
      <text:p text:style-name="P2"><text:soft-page-break/><text:s text:c="8"/>h = 2000000</text:p>
      <text:p text:style-name="P2"><text:s text:c="8"/>a = LineInput(1)</text:p>
      <text:p text:style-name="P1"><text:span text:style-name="T6"><text:s text:c="8"/></text:span><text:span text:style-name="T5">Do</text:span><text:span text:style-name="T6"> </text:span><text:span text:style-name="T5">Until</text:span><text:span text:style-name="T6"> a = 0</text:span></text:p>
      <text:p text:style-name="P2"><text:s text:c="12"/>d = LineInput(1)</text:p>
      <text:p text:style-name="P1"><text:span text:style-name="T6"><text:s text:c="12"/></text:span><text:span text:style-name="T5">For</text:span><text:span text:style-name="T6"> i = 1 </text:span><text:span text:style-name="T5">To</text:span><text:span text:style-name="T6"> a</text:span></text:p>
      <text:p text:style-name="P1"><text:span text:style-name="T6"><text:s text:c="16"/></text:span><text:span text:style-name="T5">If</text:span><text:span text:style-name="T6"> Mid(d, i, 1) = </text:span><text:span text:style-name="T8">"Z"</text:span><text:span text:style-name="T6"> </text:span><text:span text:style-name="T5">Then</text:span></text:p>
      <text:p text:style-name="P2"><text:s text:c="20"/>h = 0</text:p>
      <text:p text:style-name="P1"><text:span text:style-name="T6"><text:s text:c="20"/></text:span><text:span text:style-name="T5">Exit For</text:span></text:p>
      <text:p text:style-name="P1"><text:span text:style-name="T6"><text:s text:c="16"/></text:span><text:span text:style-name="T5">ElseIf</text:span><text:span text:style-name="T6"> Mid(d, i, 1) = </text:span><text:span text:style-name="T8">"R"</text:span><text:span text:style-name="T6"> </text:span><text:span text:style-name="T5">Then</text:span></text:p>
      <text:p text:style-name="P1"><text:span text:style-name="T6"><text:s text:c="20"/></text:span><text:span text:style-name="T5">If</text:span><text:span text:style-name="T6"> c = </text:span><text:span text:style-name="T5">False</text:span><text:span text:style-name="T6"> </text:span><text:span text:style-name="T5">Then</text:span></text:p>
      <text:p text:style-name="P1"><text:span text:style-name="T6"><text:s text:c="24"/>c = </text:span><text:span text:style-name="T5">True</text:span></text:p>
      <text:p text:style-name="P2"><text:s text:c="24"/>b = 1</text:p>
      <text:p text:style-name="P1"><text:span text:style-name="T6"><text:s text:c="24"/>f = </text:span><text:span text:style-name="T5">True</text:span></text:p>
      <text:p text:style-name="P1"><text:span text:style-name="T6"><text:s text:c="20"/></text:span><text:span text:style-name="T5">Else</text:span></text:p>
      <text:p text:style-name="P1"><text:span text:style-name="T6"><text:s text:c="24"/></text:span><text:span text:style-name="T5">If</text:span><text:span text:style-name="T6"> g = </text:span><text:span text:style-name="T5">False</text:span><text:span text:style-name="T6"> </text:span><text:span text:style-name="T5">Then</text:span></text:p>
      <text:p text:style-name="P2"><text:s text:c="28"/>b = 1</text:p>
      <text:p text:style-name="P1"><text:span text:style-name="T6"><text:s text:c="24"/></text:span><text:span text:style-name="T5">Else</text:span></text:p>
      <text:p text:style-name="P1"><text:span text:style-name="T6"><text:s text:c="28"/></text:span><text:span text:style-name="T5">If</text:span><text:span text:style-name="T6"> b &lt; h </text:span><text:span text:style-name="T5">Then</text:span></text:p>
      <text:p text:style-name="P2"><text:s text:c="32"/>h = b</text:p>
      <text:p text:style-name="P1"><text:span text:style-name="T6"><text:s text:c="28"/></text:span><text:span text:style-name="T5">End</text:span><text:span text:style-name="T6"> </text:span><text:span text:style-name="T5">If</text:span></text:p>
      <text:p text:style-name="P1"><text:span text:style-name="T6"><text:s text:c="28"/>g = </text:span><text:span text:style-name="T5">False</text:span></text:p>
      <text:p text:style-name="P1"><text:span text:style-name="T6"><text:s text:c="28"/>f = </text:span><text:span text:style-name="T5">True</text:span></text:p>
      <text:p text:style-name="P2"><text:s text:c="28"/>b = 1</text:p>
      <text:p text:style-name="P1"><text:span text:style-name="T6"><text:s text:c="24"/></text:span><text:span text:style-name="T5">End</text:span><text:span text:style-name="T6"> </text:span><text:span text:style-name="T5">If</text:span></text:p>
      <text:p text:style-name="P1"><text:span text:style-name="T6"><text:s text:c="24"/></text:span><text:span text:style-name="T5">End</text:span><text:span text:style-name="T6"> </text:span><text:span text:style-name="T5">If</text:span></text:p>
      <text:p text:style-name="P1"><text:span text:style-name="T6"><text:s text:c="16"/></text:span><text:span text:style-name="T5">ElseIf</text:span><text:span text:style-name="T6"> Mid(d, i, 1) = </text:span><text:span text:style-name="T8">"D"</text:span><text:span text:style-name="T6"> </text:span><text:span text:style-name="T5">Then</text:span></text:p>
      <text:p text:style-name="P1"><text:span text:style-name="T6"><text:s text:c="24"/></text:span><text:span text:style-name="T5">If</text:span><text:span text:style-name="T6"> c = </text:span><text:span text:style-name="T5">False</text:span><text:span text:style-name="T6"> </text:span><text:span text:style-name="T5">Then</text:span></text:p>
      <text:p text:style-name="P1"><text:span text:style-name="T6"><text:s text:c="28"/>c = </text:span><text:span text:style-name="T5">True</text:span></text:p>
      <text:p text:style-name="P2"><text:s text:c="28"/>b = 1</text:p>
      <text:p text:style-name="P1"><text:span text:style-name="T6"><text:s text:c="28"/>g = </text:span><text:span text:style-name="T5">True</text:span></text:p>
      <text:p text:style-name="P1"><text:span text:style-name="T6"><text:s text:c="24"/></text:span><text:span text:style-name="T5">Else</text:span></text:p>
      <text:p text:style-name="P1"><text:span text:style-name="T6"><text:s text:c="28"/></text:span><text:span text:style-name="T5">If</text:span><text:span text:style-name="T6"> f = </text:span><text:span text:style-name="T5">False</text:span><text:span text:style-name="T6"> </text:span><text:span text:style-name="T5">Then</text:span></text:p>
      <text:p text:style-name="P2"><text:s text:c="28"/>b = 1</text:p>
      <text:p text:style-name="P1"><text:span text:style-name="T6"><text:s text:c="24"/></text:span><text:span text:style-name="T5">Else</text:span></text:p>
      <text:p text:style-name="P1"><text:span text:style-name="T6"><text:s text:c="28"/></text:span><text:span text:style-name="T5">If</text:span><text:span text:style-name="T6"> b &lt; h </text:span><text:span text:style-name="T5">Then</text:span></text:p>
      <text:p text:style-name="P2"><text:s text:c="32"/>h = b</text:p>
      <text:p text:style-name="P1"><text:span text:style-name="T6"><text:s text:c="28"/></text:span><text:span text:style-name="T5">End</text:span><text:span text:style-name="T6"> </text:span><text:span text:style-name="T5">If</text:span></text:p>
      <text:p text:style-name="P1"><text:span text:style-name="T6"><text:s text:c="28"/>f = </text:span><text:span text:style-name="T5">False</text:span></text:p>
      <text:p text:style-name="P1"><text:span text:style-name="T6"><text:s text:c="28"/>g = </text:span><text:span text:style-name="T5">True</text:span></text:p>
      <text:p text:style-name="P2"><text:s text:c="28"/>b = 1</text:p>
      <text:p text:style-name="P1"><text:span text:style-name="T6"><text:s text:c="24"/></text:span><text:span text:style-name="T5">End</text:span><text:span text:style-name="T6"> </text:span><text:span text:style-name="T5">If</text:span></text:p>
      <text:p text:style-name="P1"><text:span text:style-name="T6"><text:s text:c="24"/></text:span><text:span text:style-name="T5">End</text:span><text:span text:style-name="T6"> </text:span><text:span text:style-name="T5">If</text:span></text:p>
      <text:p text:style-name="P1"><text:span text:style-name="T6"><text:s text:c="16"/></text:span><text:span text:style-name="T5">ElseIf</text:span><text:span text:style-name="T6"> Mid(d, i, 1) = </text:span><text:span text:style-name="T8">"."</text:span><text:span text:style-name="T6"> </text:span><text:span text:style-name="T5">Then</text:span></text:p>
      <text:p text:style-name="P1"><text:span text:style-name="T6"><text:s text:c="24"/></text:span><text:span text:style-name="T5">If</text:span><text:span text:style-name="T6"> c = </text:span><text:span text:style-name="T5">True</text:span><text:span text:style-name="T6"> </text:span><text:span text:style-name="T5">Then</text:span><text:span text:style-name="T6"> b = b + 1</text:span></text:p>
      <text:p text:style-name="P1"><text:span text:style-name="T6"><text:s text:c="16"/></text:span><text:span text:style-name="T5">End</text:span><text:span text:style-name="T6"> </text:span><text:span text:style-name="T5">If</text:span></text:p>
      <text:p text:style-name="P1"><text:span text:style-name="T6"><text:s text:c="12"/></text:span><text:span text:style-name="T5">Next</text:span></text:p>
      <text:p text:style-name="P1"><text:span text:style-name="T6"><text:s text:c="12"/>c = </text:span><text:span text:style-name="T5">False</text:span></text:p>
      <text:p text:style-name="P1"><text:span text:style-name="T6"><text:s text:c="12"/>f = </text:span><text:span text:style-name="T5">False</text:span></text:p>
      <text:p text:style-name="P1"><text:span text:style-name="T6"><text:s text:c="12"/>g = </text:span><text:span text:style-name="T5">False</text:span></text:p>
      <text:p text:style-name="P2"><text:s text:c="12"/>a = LineInput(1)</text:p>
      <text:p text:style-name="P1"><text:span text:style-name="T6"><text:s text:c="12"/></text:span><text:span text:style-name="T5">If</text:span><text:span text:style-name="T6"> a = 0 </text:span><text:span text:style-name="T5">Then</text:span></text:p>
      <text:p text:style-name="P2"><text:s text:c="16"/>Print(2, h)</text:p>
      <text:p text:style-name="P1"><text:span text:style-name="T6"><text:s text:c="12"/></text:span><text:span text:style-name="T5">Else</text:span></text:p>
      <text:p text:style-name="P2"><text:s text:c="16"/>PrintLine(2, h)</text:p>
      <text:p text:style-name="P1"><text:span text:style-name="T6"><text:s text:c="12"/></text:span><text:span text:style-name="T5">End</text:span><text:span text:style-name="T6"> </text:span><text:span text:style-name="T5">If</text:span></text:p>
      <text:p text:style-name="P2"><text:s text:c="12"/>b = 0</text:p>
      <text:p text:style-name="P2"><text:s text:c="12"/>h = 2000000</text:p>
      <text:p text:style-name="P1"><text:span text:style-name="T6"><text:s text:c="8"/></text:span><text:span text:style-name="T5">Loop</text:span></text:p>
      <text:p text:style-name="P1"><text:soft-page-break/><text:span text:style-name="T6"><text:s text:c="4"/></text:span><text:span text:style-name="T5">End</text:span><text:span text:style-name="T6"> </text:span><text:span text:style-name="T5">Sub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ngLiU" svg:font-family="MingLiU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2S</meta:editing-duration>
    <meta:editing-cycles>3</meta:editing-cycles>
    <meta:generator>OpenOffice/4.1.3$Win32 OpenOffice.org_project/413m1$Build-9783</meta:generator>
    <dc:date>2018-01-01T21:15:48.97</dc:date>
    <meta:document-statistic meta:table-count="1" meta:image-count="0" meta:object-count="0" meta:page-count="3" meta:paragraph-count="104" meta:word-count="606" meta:character-count="2617"/>
    <meta:user-defined meta:name="Info 1"/>
    <meta:user-defined meta:name="Info 2"/>
    <meta:user-defined meta:name="Info 3"/>
    <meta:user-defined meta:name="Info 4"/>
  </office:meta>
</office:document-meta>
</file>